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sup>
              <mi>a</mi>
              <mo stretchy="false">†</mo>
            </msup>
            <mstyle mathsize="70%">
              <mrow>
                <mrow>
                  <mfenced open="∣" close="〉">
                    <mrow>
                      <mstyle mathsize="120%">
                        <mrow>
                          <mrow>
                            <mi>n</mi>
                          </mrow>
                        </mrow>
                      </mstyle>
                    </mrow>
                  </mfenced>
                </mrow>
              </mrow>
            </mstyle>
            <mrow>
              <mi/>
              <mo stretchy="false">=</mo>
              <mi/>
            </mrow>
            <msqrt>
              <mrow>
                <mi>n</mi>
                <mrow>
                  <mi/>
                  <mo stretchy="false">+</mo>
                  <mi/>
                </mrow>
                <mn>1</mn>
              </mrow>
            </msqrt>
            <mi/>
            <mstyle mathsize="70%">
              <mrow>
                <mrow>
                  <mfenced open="∣" close="〉">
                    <mrow>
                      <mstyle mathsize="120%">
                        <mrow>
                          <mrow>
                            <mi>n</mi>
                            <mrow>
                              <mi/>
                              <mo stretchy="false">+</mo>
                              <mi/>
                            </mrow>
                            <mn>1</mn>
                          </mrow>
                        </mrow>
                      </mstyle>
                    </mrow>
                  </mfenced>
                </mrow>
              </mrow>
            </mstyle>
          </mrow>
        </mtd>
      </mtr>
      <mtr>
        <mtd>
          <mrow>
            <mi/>
            <mi>a</mi>
            <mstyle mathsize="70%">
              <mrow>
                <mrow>
                  <mfenced open="∣" close="〉">
                    <mrow>
                      <mstyle mathsize="120%">
                        <mrow>
                          <mrow>
                            <mi>n</mi>
                          </mrow>
                        </mrow>
                      </mstyle>
                    </mrow>
                  </mfenced>
                </mrow>
              </mrow>
            </mstyle>
            <mrow>
              <mi/>
              <mo stretchy="false">=</mo>
              <mi/>
            </mrow>
            <msqrt>
              <mrow>
                <mi>n</mi>
              </mrow>
            </msqrt>
            <mi/>
            <mstyle mathsize="70%">
              <mrow>
                <mrow>
                  <mfenced open="∣" close="〉">
                    <mrow>
                      <mstyle mathsize="120%">
                        <mrow>
                          <mrow>
                            <mi>n</mi>
                            <mrow>
                              <mi/>
                              <mo stretchy="false">−</mo>
                              <mi/>
                            </mrow>
                            <mn>1</mn>
                          </mrow>
                        </mrow>
                      </mstyle>
                    </mrow>
                  </mfenced>
                </mrow>
              </mrow>
            </mstyle>
          </mrow>
        </mtd>
      </mtr>
    </mtable>
    <annotation encoding="StarMath 5.0">alignl a ^%Ux2020 size*0.7{left lline size*1.2{n} right rangle} `=` sqrt{n `+` 1} ` size*0.7{left lline size*1.2{n `+` 1} right rangle} newline

alignl ``a size*0.7{left lline size*1.2{n} right rangle} `=` sqrt{n} ` size*0.7{left lline size*1.2{n `-` 1} right rangle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9T18:36:58.358000000</meta:creation-date>
    <meta:generator>LibreOffice/4.1.4.2$Windows_x86 LibreOffice_project/0a0440ccc0227ad9829de5f46be37cfb6edcf72</meta:generator>
  </office:meta>
</office:document-meta>
</file>